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7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Test Mode" table:style-name="ta1"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1" office:value-type="string" calcext:value-type="string">
            <text:p>EP</text:p>
          </table:table-cell>
          <table:table-cell table:style-name="ce1" table:number-columns-repeated="5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AN</text:p>
          </table:table-cell>
          <table:table-cell table:style-name="ce1" table:number-columns-repeated="4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" office:value-type="string" calcext:value-type="string">
            <text:p>Limit Switches: 0 (Low) / 1 (High)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 = Elevation Positiv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N = Elevation Negativ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 = Azimuth Positiv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N = Azimuth Negative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LDRs: 0-4095 (10 Bit unsigned)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DR1 = Top Lef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DR2 = Top Righ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DR3 = Bottom Lef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DR4 = Bottom Right</text:p>
          </table:table-cell>
          <table:table-cell table:number-columns-repeated="15"/>
        </table:table-row>
      </table:table>
      <table:table table:name="Manual Mode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Limits: “Limit+” / “Limit-” / “Free“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$LIMAZI = Limit State Azimuth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$LIMELE = Limit State Elevati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Diffs: -32768 – 32767 (16 Bit signed)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$AZDIF = Azimuth Erro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$ELDIF = Elevation Error</text:p>
          </table:table-cell>
          <table:table-cell table:number-columns-repeated="15"/>
        </table:table-row>
      </table:table>
      <table:table table:name="Auto Mode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U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: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Direction: Pos / Neg / Off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$DA = Direction Azimuth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$DE = Direction Elevati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Speed: 0 – 255 (8 Bit unsigned)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$AZ = Azimuth Spee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$EL = Elevation Speed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9:38:18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2T08:44:58.729000000</meta:creation-date>
    <dc:date>2020-12-29T14:11:49.518000000</dc:date>
    <meta:editing-duration>PT2H25M23S</meta:editing-duration>
    <meta:editing-cycles>11</meta:editing-cycles>
    <meta:generator>LibreOffice/6.3.3.2$Windows_X86_64 LibreOffice_project/a64200df03143b798afd1ec74a12ab50359878ed</meta:generator>
    <meta:document-statistic meta:table-count="3" meta:cell-count="100" meta:object-count="0"/>
  </office:meta>
</office:document-meta>
</file>